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ventStreamReader.getPI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ventStreamReader.getAttribute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isAttributeSpecifie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ventStreamReader.getAttribut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ventStreamReader.XMLEventStreamReader( XMLEventReader event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Reader.getAttributeTyp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getCharacter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countIterator(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ventStreamReader.standalon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ventStreamReader.getAttribute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EventStreamReader.getNamespaceCou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EventStreamReader.isStanda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ventStreamReader.getNamespaceURI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Reader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getNamespac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ventStreamReade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getPI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ventStreamReader.getNamespace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EventStreamReader.get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ventStream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getNamespac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Reader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ventStreamReader.getAttribute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